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ParserTest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eatureParserTes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eatureParserTest.test_AllowSingleQuotes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atureParserTest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eatureParserTest.test_AllowUnQuotedFieldNames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atureParserTest.test_AllowSingleQuotes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